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87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-Tabelle_20_Ecke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-Tabelle_20_Kategorie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-Tabelle_20_Wert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-Tabelle_20_Wert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-Tabelle_20_Wert" style:data-style-name="N0">
      <style:table-cell-properties fo:border-bottom="2.01pt solid #000000" fo:border-left="0.99pt solid #000000" fo:border-right="none" fo:border-top="none"/>
    </style:style>
    <style:style style:name="ce11" style:family="table-cell" style:parent-style-name="Pivot-Tabelle_20_Ecke">
      <style:table-cell-properties fo:border-bottom="0.99pt solid #000000" fo:border-left="none" fo:border-right="none" fo:border-top="2.01pt solid #000000"/>
    </style:style>
    <style:style style:name="ce12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-Tabelle_20_Wert" style:data-style-name="N0">
      <style:table-cell-properties fo:border-bottom="none" fo:border-left="none" fo:border-right="none" fo:border-top="0.99pt solid #000000"/>
    </style:style>
    <style:style style:name="ce14" style:family="table-cell" style:parent-style-name="Pivot-Tabelle_20_Wert" style:data-style-name="N0"/>
    <style:style style:name="ce15" style:family="table-cell" style:parent-style-name="Pivot-Tabelle_20_Wert" style:data-style-name="N0">
      <style:table-cell-properties fo:border-bottom="2.01pt solid #000000" fo:border-left="none" fo:border-right="none" fo:border-top="none"/>
    </style:style>
    <style:style style:name="ce16" style:family="table-cell" style:parent-style-name="Pivot-Tabelle_20_Ecke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-Tabelle_20_Kategorie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-Tabelle_20_Wert" style:data-style-name="N0">
      <style:table-cell-properties fo:border-bottom="none" fo:border-left="none" fo:border-right="2.01pt solid #000000" fo:border-top="0.99pt solid #000000"/>
    </style:style>
    <style:style style:name="ce19" style:family="table-cell" style:parent-style-name="Pivot-Tabelle_20_Wert" style:data-style-name="N0">
      <style:table-cell-properties fo:border-bottom="none" fo:border-left="none" fo:border-right="2.01pt solid #000000" fo:border-top="none"/>
    </style:style>
    <style:style style:name="ce20" style:family="table-cell" style:parent-style-name="Pivot-Tabelle_20_Wert" style:data-style-name="N0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aram: implId</text:p>
          </table:table-cell>
          <table:table-cell office:value-type="string" calcext:value-type="string">
            <text:p>Param: valueParam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3787.440969" calcext:value-type="float">
            <text:p>1023787,44096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7_8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67063.402102" calcext:value-type="float">
            <text:p>5067063,40210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7_8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2760.686929" calcext:value-type="float">
            <text:p>1182760,68692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7_80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65014.893226" calcext:value-type="float">
            <text:p>1165014,89322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7_80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6992.08561" calcext:value-type="float">
            <text:p>876992,0856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7_80</text:p>
          </table:table-cell>
          <table:table-cell office:value-type="string" calcext:value-type="string">
            <text:p>TRU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2355.134581" calcext:value-type="float">
            <text:p>692355,13458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7_80</text:p>
          </table:table-cell>
          <table:table-cell office:value-type="string" calcext:value-type="string">
            <text:p>FALS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7593.612123" calcext:value-type="float">
            <text:p>597593,61212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7_80</text:p>
          </table:table-cell>
          <table:table-cell office:value-type="string" calcext:value-type="string">
            <text:p>TRU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3941.638397" calcext:value-type="float">
            <text:p>733941,63839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7_80</text:p>
          </table:table-cell>
          <table:table-cell office:value-type="string" calcext:value-type="string">
            <text:p>ON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7107.755623" calcext:value-type="float">
            <text:p>547107,75562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7_80</text:p>
          </table:table-cell>
          <table:table-cell office:value-type="string" calcext:value-type="string">
            <text:p>FALS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13313.193195" calcext:value-type="float">
            <text:p>1913313,19319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57751.719922" calcext:value-type="float">
            <text:p>1157751,71992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89335.37128" calcext:value-type="float">
            <text:p>1089335,3712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7235.667052" calcext:value-type="float">
            <text:p>1107235,66705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42070.094744" calcext:value-type="float">
            <text:p>1142070,09474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</text:p>
          </table:table-cell>
          <table:table-cell office:value-type="string" calcext:value-type="string">
            <text:p>TRU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79857.570516" calcext:value-type="float">
            <text:p>1279857,57051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</text:p>
          </table:table-cell>
          <table:table-cell office:value-type="string" calcext:value-type="string">
            <text:p>FALS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08610.808903" calcext:value-type="float">
            <text:p>1208610,80890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</text:p>
          </table:table-cell>
          <table:table-cell office:value-type="string" calcext:value-type="string">
            <text:p>TRU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4784.043691" calcext:value-type="float">
            <text:p>824784,04369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</text:p>
          </table:table-cell>
          <table:table-cell office:value-type="string" calcext:value-type="string">
            <text:p>ON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5042.75775" calcext:value-type="float">
            <text:p>875042,757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</text:p>
          </table:table-cell>
          <table:table-cell office:value-type="string" calcext:value-type="string">
            <text:p>FALS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1789.143401" calcext:value-type="float">
            <text:p>1101789,14340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_OPT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1084.806257" calcext:value-type="float">
            <text:p>801084,80625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_OPT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64545.708202" calcext:value-type="float">
            <text:p>1164545,70820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_OPT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16232.235728" calcext:value-type="float">
            <text:p>1316232,23572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_OPT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47131.483569" calcext:value-type="float">
            <text:p>1147131,48356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_OPT</text:p>
          </table:table-cell>
          <table:table-cell office:value-type="string" calcext:value-type="string">
            <text:p>TRU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5466.662164" calcext:value-type="float">
            <text:p>1135466,66216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_OPT</text:p>
          </table:table-cell>
          <table:table-cell office:value-type="string" calcext:value-type="string">
            <text:p>FALS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4305.012307" calcext:value-type="float">
            <text:p>844305,01230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_OPT</text:p>
          </table:table-cell>
          <table:table-cell office:value-type="string" calcext:value-type="string">
            <text:p>TRU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2449.026" calcext:value-type="float">
            <text:p>522449,02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_OPT</text:p>
          </table:table-cell>
          <table:table-cell office:value-type="string" calcext:value-type="string">
            <text:p>ON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4840.623675" calcext:value-type="float">
            <text:p>834840,6236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JDK6_27_OPT</text:p>
          </table:table-cell>
          <table:table-cell office:value-type="string" calcext:value-type="string">
            <text:p>FALS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39664.478509" calcext:value-type="float">
            <text:p>1839664,47850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16364.14251" calcext:value-type="float">
            <text:p>5516364,1425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8774.834057" calcext:value-type="float">
            <text:p>1788774,83405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60442.863189" calcext:value-type="float">
            <text:p>1660442,86318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30512.745739" calcext:value-type="float">
            <text:p>2030512,74573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TRU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80389.402641" calcext:value-type="float">
            <text:p>4180389,40264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FALS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6407.526494" calcext:value-type="float">
            <text:p>576407,52649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TRU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2997.923123" calcext:value-type="float">
            <text:p>592997,92312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ON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2692.259908" calcext:value-type="float">
            <text:p>842692,25990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FALS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4255.321475" calcext:value-type="float">
            <text:p>984255,32147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TRINGSWITCH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12796.315653" calcext:value-type="float">
            <text:p>1912796,31565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TRINGSWITCH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69994.600724" calcext:value-type="float">
            <text:p>1869994,60072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TRINGSWITCH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12902.942898" calcext:value-type="float">
            <text:p>1712902,94289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TRINGSWITCH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32396.245102" calcext:value-type="float">
            <text:p>1732396,24510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TRINGSWITCH</text:p>
          </table:table-cell>
          <table:table-cell office:value-type="string" calcext:value-type="string">
            <text:p>TRU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4251.478836" calcext:value-type="float">
            <text:p>2024251,47883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TRINGSWITCH</text:p>
          </table:table-cell>
          <table:table-cell office:value-type="string" calcext:value-type="string">
            <text:p>FALS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4913.642583" calcext:value-type="float">
            <text:p>724913,64258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TRINGSWITCH</text:p>
          </table:table-cell>
          <table:table-cell office:value-type="string" calcext:value-type="string">
            <text:p>TRU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8201.857423" calcext:value-type="float">
            <text:p>978201,85742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TRINGSWITCH</text:p>
          </table:table-cell>
          <table:table-cell office:value-type="string" calcext:value-type="string">
            <text:p>ON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55488.010608" calcext:value-type="float">
            <text:p>1255488,01060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STRINGSWITCH</text:p>
          </table:table-cell>
          <table:table-cell office:value-type="string" calcext:value-type="string">
            <text:p>FALS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5618.280756" calcext:value-type="float">
            <text:p>1265618,280756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OPTIMIZED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82298.528138" calcext:value-type="float">
            <text:p>1782298,52813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OPTIMIZED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67202.555692" calcext:value-type="float">
            <text:p>5967202,55569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OPTIMIZED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0372.008655" calcext:value-type="float">
            <text:p>3270372,00865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OPTIMIZED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61810.370263" calcext:value-type="float">
            <text:p>6361810,37026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OPTIMIZED</text:p>
          </table:table-cell>
          <table:table-cell office:value-type="string" calcext:value-type="string">
            <text:p>TRU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5909.867297" calcext:value-type="float">
            <text:p>1185909,86729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OPTIMIZED</text:p>
          </table:table-cell>
          <table:table-cell office:value-type="string" calcext:value-type="string">
            <text:p>FALS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4568.083224" calcext:value-type="float">
            <text:p>534568,08322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OPTIMIZED</text:p>
          </table:table-cell>
          <table:table-cell office:value-type="string" calcext:value-type="string">
            <text:p>TRU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0678.816818" calcext:value-type="float">
            <text:p>530678,81681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OPTIMIZED</text:p>
          </table:table-cell>
          <table:table-cell office:value-type="string" calcext:value-type="string">
            <text:p>ON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79163.526945" calcext:value-type="float">
            <text:p>2079163,52694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OPTIMIZED</text:p>
          </table:table-cell>
          <table:table-cell office:value-type="string" calcext:value-type="string">
            <text:p>FALS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38250.926095" calcext:value-type="float">
            <text:p>8738250,926095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38755.907602" calcext:value-type="float">
            <text:p>1438755,907602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54529.106764" calcext:value-type="float">
            <text:p>6654529,106764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394454.755857" calcext:value-type="float">
            <text:p>52394454,755857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ZERO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1706.011769" calcext:value-type="float">
            <text:p>3491706,011769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TRU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35874.674928" calcext:value-type="float">
            <text:p>1535874,67492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FALS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3843.785023" calcext:value-type="float">
            <text:p>3373843,785023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TRU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7135.861901" calcext:value-type="float">
            <text:p>647135,861901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ONE_SPACE</text:p>
          </table:table-cell>
        </table:table-row>
        <table:table-row table:style-name="ro1">
          <table:table-cell office:value-type="string" calcext:value-type="string">
            <text:p>crazysoap.ParseBooleanBenchmarkTest.parse</text:p>
          </table:table-cell>
          <table:table-cell office:value-type="string" calcext:value-type="string">
            <text:p>thr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1991.431618" calcext:value-type="float">
            <text:p>3301991,431618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FALSE_SPACE</text:p>
          </table:table-cell>
        </table:table-row>
      </table:table>
      <table:table table:name="Pivot-Tabelle_Tabelle1_1" table:style-name="ta1">
        <table:shapes>
          <draw:frame draw:z-index="0" draw:style-name="gr1" draw:text-style-name="P1" svg:width="31.058cm" svg:height="16.681cm" svg:x="0.798cm" svg:y="5.79cm">
            <draw:object draw:notify-on-update-of-ranges="'Pivot-Tabelle_Tabelle1_1'.A2:'Pivot-Tabelle_Tabelle1_1'.A2 'Pivot-Tabelle_Tabelle1_1'.A3:'Pivot-Tabelle_Tabelle1_1'.A11 'Pivot-Tabelle_Tabelle1_1'.B2:'Pivot-Tabelle_Tabelle1_1'.B2 'Pivot-Tabelle_Tabelle1_1'.B3:'Pivot-Tabelle_Tabelle1_1'.B11 'Pivot-Tabelle_Tabelle1_1'.C2:'Pivot-Tabelle_Tabelle1_1'.C2 'Pivot-Tabelle_Tabelle1_1'.C3:'Pivot-Tabelle_Tabelle1_1'.C11 'Pivot-Tabelle_Tabelle1_1'.D2:'Pivot-Tabelle_Tabelle1_1'.D2 'Pivot-Tabelle_Tabelle1_1'.D3:'Pivot-Tabelle_Tabelle1_1'.D11 'Pivot-Tabelle_Tabelle1_1'.E2:'Pivot-Tabelle_Tabelle1_1'.E2 'Pivot-Tabelle_Tabelle1_1'.E3:'Pivot-Tabelle_Tabelle1_1'.E11 'Pivot-Tabelle_Tabelle1_1'.F2:'Pivot-Tabelle_Tabelle1_1'.F2 'Pivot-Tabelle_Tabelle1_1'.F3:'Pivot-Tabelle_Tabelle1_1'.F11 'Pivot-Tabelle_Tabelle1_1'.G2:'Pivot-Tabelle_Tabelle1_1'.G2 'Pivot-Tabelle_Tabelle1_1'.G3:'Pivot-Tabelle_Tabelle1_1'.G11 'Pivot-Tabelle_Tabelle1_1'.H2:'Pivot-Tabelle_Tabelle1_1'.H2 'Pivot-Tabelle_Tabelle1_1'.H3:'Pivot-Tabelle_Tabelle1_1'.H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ce4"/>
        <table:table-column table:style-name="co9" table:default-cell-style-name="ce9"/>
        <table:table-column table:style-name="co9" table:number-columns-repeated="5" table:default-cell-style-name="ce14"/>
        <table:table-column table:style-name="co9" table:default-cell-style-name="ce19"/>
        <table:table-row table:style-name="ro1">
          <table:table-cell table:style-name="ce1" office:value-type="string" calcext:value-type="string">
            <text:p>Mittelwert - Score</text:p>
          </table:table-cell>
          <table:table-cell table:style-name="ce6" office:value-type="string" calcext:value-type="string">
            <text:p>Param: implId</text:p>
          </table:table-cell>
          <table:table-cell table:style-name="ce11" table:number-columns-repeated="5"/>
          <table:table-cell table:style-name="ce16"/>
        </table:table-row>
        <table:table-row table:style-name="ro1">
          <table:table-cell table:style-name="ce2" office:value-type="string" calcext:value-type="string">
            <text:p>Param: valueParam</text:p>
          </table:table-cell>
          <table:table-cell table:style-name="ce7" office:value-type="string" calcext:value-type="string">
            <text:p>JDK6_27</text:p>
          </table:table-cell>
          <table:table-cell table:style-name="ce12" office:value-type="string" calcext:value-type="string">
            <text:p>JDK6_27_OPT</text:p>
          </table:table-cell>
          <table:table-cell table:style-name="ce12" office:value-type="string" calcext:value-type="string">
            <text:p>JDK7_80</text:p>
          </table:table-cell>
          <table:table-cell table:style-name="ce12" office:value-type="string" calcext:value-type="string">
            <text:p>OPTIMIZED</text:p>
          </table:table-cell>
          <table:table-cell table:style-name="ce12" office:value-type="string" calcext:value-type="string">
            <text:p>RESEARCH</text:p>
          </table:table-cell>
          <table:table-cell table:style-name="ce12" office:value-type="string" calcext:value-type="string">
            <text:p>SIMPLE</text:p>
          </table:table-cell>
          <table:table-cell table:style-name="ce17" office:value-type="string" calcext:value-type="string">
            <text:p>STRINGSWITCH</text:p>
          </table:table-cell>
        </table:table-row>
        <table:table-row table:style-name="ro1">
          <table:table-cell table:style-name="ce3" office:value-type="string" calcext:value-type="string">
            <text:p>FALS</text:p>
          </table:table-cell>
          <table:table-cell table:style-name="ce8" office:value-type="float" office:value="1279857.570516" calcext:value-type="float">
            <text:p>1279857,570516</text:p>
          </table:table-cell>
          <table:table-cell table:style-name="ce13" office:value-type="float" office:value="1135466.662164" calcext:value-type="float">
            <text:p>1135466,662164</text:p>
          </table:table-cell>
          <table:table-cell table:style-name="ce13" office:value-type="float" office:value="692355.134581" calcext:value-type="float">
            <text:p>692355,134581</text:p>
          </table:table-cell>
          <table:table-cell table:style-name="ce13" office:value-type="float" office:value="1185909.867297" calcext:value-type="float">
            <text:p>1185909,867297</text:p>
          </table:table-cell>
          <table:table-cell table:style-name="ce13" office:value-type="float" office:value="1535874.674928" calcext:value-type="float">
            <text:p>1535874,674928</text:p>
          </table:table-cell>
          <table:table-cell table:style-name="ce13" office:value-type="float" office:value="4180389.402641" calcext:value-type="float">
            <text:p>4180389,402641</text:p>
          </table:table-cell>
          <table:table-cell table:style-name="ce18" office:value-type="float" office:value="2024251.478836" calcext:value-type="float">
            <text:p>2024251,478836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157751.719922" calcext:value-type="float">
            <text:p>1157751,719922</text:p>
          </table:table-cell>
          <table:table-cell office:value-type="float" office:value="801084.806257" calcext:value-type="float">
            <text:p>801084,806257</text:p>
          </table:table-cell>
          <table:table-cell office:value-type="float" office:value="5067063.402102" calcext:value-type="float">
            <text:p>5067063,402102</text:p>
          </table:table-cell>
          <table:table-cell office:value-type="float" office:value="1782298.528138" calcext:value-type="float">
            <text:p>1782298,528138</text:p>
          </table:table-cell>
          <table:table-cell office:value-type="float" office:value="1438755.907602" calcext:value-type="float">
            <text:p>1438755,907602</text:p>
          </table:table-cell>
          <table:table-cell office:value-type="float" office:value="5516364.14251" calcext:value-type="float">
            <text:p>5516364,14251</text:p>
          </table:table-cell>
          <table:table-cell office:value-type="float" office:value="1912796.315653" calcext:value-type="float">
            <text:p>1912796,315653</text:p>
          </table:table-cell>
        </table:table-row>
        <table:table-row table:style-name="ro1">
          <table:table-cell office:value-type="string" calcext:value-type="string">
            <text:p>FALSE_SPACE</text:p>
          </table:table-cell>
          <table:table-cell office:value-type="float" office:value="875042.75775" calcext:value-type="float">
            <text:p>875042,75775</text:p>
          </table:table-cell>
          <table:table-cell office:value-type="float" office:value="834840.623675" calcext:value-type="float">
            <text:p>834840,623675</text:p>
          </table:table-cell>
          <table:table-cell office:value-type="float" office:value="547107.755623" calcext:value-type="float">
            <text:p>547107,755623</text:p>
          </table:table-cell>
          <table:table-cell office:value-type="float" office:value="2079163.526945" calcext:value-type="float">
            <text:p>2079163,526945</text:p>
          </table:table-cell>
          <table:table-cell office:value-type="float" office:value="3301991.431618" calcext:value-type="float">
            <text:p>3301991,431618</text:p>
          </table:table-cell>
          <table:table-cell office:value-type="float" office:value="842692.259908" calcext:value-type="float">
            <text:p>842692,259908</text:p>
          </table:table-cell>
          <table:table-cell office:value-type="float" office:value="1255488.010608" calcext:value-type="float">
            <text:p>1255488,010608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089335.37128" calcext:value-type="float">
            <text:p>1089335,37128</text:p>
          </table:table-cell>
          <table:table-cell office:value-type="float" office:value="1164545.708202" calcext:value-type="float">
            <text:p>1164545,708202</text:p>
          </table:table-cell>
          <table:table-cell office:value-type="float" office:value="1182760.686929" calcext:value-type="float">
            <text:p>1182760,686929</text:p>
          </table:table-cell>
          <table:table-cell office:value-type="float" office:value="5967202.555692" calcext:value-type="float">
            <text:p>5967202,555692</text:p>
          </table:table-cell>
          <table:table-cell office:value-type="float" office:value="6654529.106764" calcext:value-type="float">
            <text:p>6654529,106764</text:p>
          </table:table-cell>
          <table:table-cell office:value-type="float" office:value="1788774.834057" calcext:value-type="float">
            <text:p>1788774,834057</text:p>
          </table:table-cell>
          <table:table-cell office:value-type="float" office:value="1869994.600724" calcext:value-type="float">
            <text:p>1869994,600724</text:p>
          </table:table-cell>
        </table:table-row>
        <table:table-row table:style-name="ro1">
          <table:table-cell office:value-type="string" calcext:value-type="string">
            <text:p>ONE_SPACE</text:p>
          </table:table-cell>
          <table:table-cell office:value-type="float" office:value="824784.043691" calcext:value-type="float">
            <text:p>824784,043691</text:p>
          </table:table-cell>
          <table:table-cell office:value-type="float" office:value="522449.026" calcext:value-type="float">
            <text:p>522449,026</text:p>
          </table:table-cell>
          <table:table-cell office:value-type="float" office:value="733941.638397" calcext:value-type="float">
            <text:p>733941,638397</text:p>
          </table:table-cell>
          <table:table-cell office:value-type="float" office:value="530678.816818" calcext:value-type="float">
            <text:p>530678,816818</text:p>
          </table:table-cell>
          <table:table-cell office:value-type="float" office:value="647135.861901" calcext:value-type="float">
            <text:p>647135,861901</text:p>
          </table:table-cell>
          <table:table-cell office:value-type="float" office:value="592997.923123" calcext:value-type="float">
            <text:p>592997,923123</text:p>
          </table:table-cell>
          <table:table-cell office:value-type="float" office:value="978201.857423" calcext:value-type="float">
            <text:p>978201,857423</text:p>
          </table:table-cell>
        </table:table-row>
        <table:table-row table:style-name="ro1">
          <table:table-cell office:value-type="string" calcext:value-type="string">
            <text:p>TRU</text:p>
          </table:table-cell>
          <table:table-cell office:value-type="float" office:value="1142070.094744" calcext:value-type="float">
            <text:p>1142070,094744</text:p>
          </table:table-cell>
          <table:table-cell office:value-type="float" office:value="1147131.483569" calcext:value-type="float">
            <text:p>1147131,483569</text:p>
          </table:table-cell>
          <table:table-cell office:value-type="float" office:value="876992.08561" calcext:value-type="float">
            <text:p>876992,08561</text:p>
          </table:table-cell>
          <table:table-cell office:value-type="float" office:value="6361810.370263" calcext:value-type="float">
            <text:p>6361810,370263</text:p>
          </table:table-cell>
          <table:table-cell office:value-type="float" office:value="3491706.011769" calcext:value-type="float">
            <text:p>3491706,011769</text:p>
          </table:table-cell>
          <table:table-cell office:value-type="float" office:value="2030512.745739" calcext:value-type="float">
            <text:p>2030512,745739</text:p>
          </table:table-cell>
          <table:table-cell office:value-type="float" office:value="1732396.245102" calcext:value-type="float">
            <text:p>1732396,245102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913313.193195" calcext:value-type="float">
            <text:p>1913313,193195</text:p>
          </table:table-cell>
          <table:table-cell office:value-type="float" office:value="1101789.143401" calcext:value-type="float">
            <text:p>1101789,143401</text:p>
          </table:table-cell>
          <table:table-cell office:value-type="float" office:value="1023787.440969" calcext:value-type="float">
            <text:p>1023787,440969</text:p>
          </table:table-cell>
          <table:table-cell office:value-type="float" office:value="1265618.280756" calcext:value-type="float">
            <text:p>1265618,280756</text:p>
          </table:table-cell>
          <table:table-cell office:value-type="float" office:value="8738250.926095" calcext:value-type="float">
            <text:p>8738250,926095</text:p>
          </table:table-cell>
          <table:table-cell office:value-type="float" office:value="1839664.478509" calcext:value-type="float">
            <text:p>1839664,478509</text:p>
          </table:table-cell>
          <table:table-cell office:value-type="float" office:value="984255.321475" calcext:value-type="float">
            <text:p>984255,321475</text:p>
          </table:table-cell>
        </table:table-row>
        <table:table-row table:style-name="ro1">
          <table:table-cell office:value-type="string" calcext:value-type="string">
            <text:p>TRUE_SPACE</text:p>
          </table:table-cell>
          <table:table-cell office:value-type="float" office:value="1208610.808903" calcext:value-type="float">
            <text:p>1208610,808903</text:p>
          </table:table-cell>
          <table:table-cell office:value-type="float" office:value="844305.012307" calcext:value-type="float">
            <text:p>844305,012307</text:p>
          </table:table-cell>
          <table:table-cell office:value-type="float" office:value="597593.612123" calcext:value-type="float">
            <text:p>597593,612123</text:p>
          </table:table-cell>
          <table:table-cell office:value-type="float" office:value="534568.083224" calcext:value-type="float">
            <text:p>534568,083224</text:p>
          </table:table-cell>
          <table:table-cell office:value-type="float" office:value="3373843.785023" calcext:value-type="float">
            <text:p>3373843,785023</text:p>
          </table:table-cell>
          <table:table-cell office:value-type="float" office:value="576407.526494" calcext:value-type="float">
            <text:p>576407,526494</text:p>
          </table:table-cell>
          <table:table-cell office:value-type="float" office:value="724913.642583" calcext:value-type="float">
            <text:p>724913,642583</text:p>
          </table:table-cell>
        </table:table-row>
        <table:table-row table:style-name="ro1">
          <table:table-cell table:style-name="ce5" office:value-type="string" calcext:value-type="string">
            <text:p>ZERO</text:p>
          </table:table-cell>
          <table:table-cell table:style-name="ce10" office:value-type="float" office:value="1107235.667052" calcext:value-type="float">
            <text:p>1107235,667052</text:p>
          </table:table-cell>
          <table:table-cell table:style-name="ce15" office:value-type="float" office:value="1316232.235728" calcext:value-type="float">
            <text:p>1316232,235728</text:p>
          </table:table-cell>
          <table:table-cell table:style-name="ce15" office:value-type="float" office:value="1165014.893226" calcext:value-type="float">
            <text:p>1165014,893226</text:p>
          </table:table-cell>
          <table:table-cell table:style-name="ce15" office:value-type="float" office:value="3270372.008655" calcext:value-type="float">
            <text:p>3270372,008655</text:p>
          </table:table-cell>
          <table:table-cell table:style-name="ce15" office:value-type="float" office:value="52394454.755857" calcext:value-type="float">
            <text:p>52394454,755857</text:p>
          </table:table-cell>
          <table:table-cell table:style-name="ce15" office:value-type="float" office:value="1660442.863189" calcext:value-type="float">
            <text:p>1660442,863189</text:p>
          </table:table-cell>
          <table:table-cell table:style-name="ce20" office:value-type="float" office:value="1712902.942898" calcext:value-type="float">
            <text:p>1712902,942898</text:p>
          </table:table-cell>
        </table:table-row>
      </table:table>
      <table:named-expressions/>
      <table:data-pilot-tables>
        <table:data-pilot-table table:name="DataPilot1" table:application-data="" table:target-range-address="'Pivot-Tabelle_Tabelle1_1'.A1:'Pivot-Tabelle_Tabelle1_1'.H11" table:buttons="'Pivot-Tabelle_Tabelle1_1'.A2 'Pivot-Tabelle_Tabelle1_1'.B1" table:grand-total="none" table:show-filter-button="false" table:drill-down-on-double-click="false">
          <table:source-cell-range table:cell-range-address="Tabelle1.A1:Tabelle1.I64"/>
          <table:data-pilot-field table:source-field-name="Param: implId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am: valueParam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core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.00.0000</text:date>, <text:time style:data-style-name="N2" text:time-value="19:57:50.9680996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1:38:28.925787534</dc:date>
    <meta:generator>LibreOffice/4.2.8.2$Linux_X86_64 LibreOffice_project/420m0$Build-2</meta:generator>
    <meta:editing-duration>PT1H16M58S</meta:editing-duration>
    <meta:editing-cycles>6</meta:editing-cycles>
    <meta:document-statistic meta:table-count="2" meta:cell-count="6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059cm" svg:height="16.682cm" xlink:href=".." xlink:type="simple" chart:class="chart:bar" chart:style-name="ch1">
        <chart:legend chart:legend-position="end" svg:x="27.658cm" svg:y="6.548cm" style:legend-expansion="high" chart:style-name="ch2"/>
        <chart:plot-area chart:style-name="ch3" table:cell-range-address="'Pivot-Tabelle_Tabelle1_1'.A2:'Pivot-Tabelle_Tabelle1_1'.H11" chart:data-source-has-labels="both" svg:x="0.621cm" svg:y="0.333cm" svg:width="26.416cm" svg:height="16.016cm">
          <chartooo:coordinate-region svg:x="2.354cm" svg:y="0.533cm" svg:width="24.683cm" svg:height="15.169cm"/>
          <chart:axis chart:dimension="x" chart:name="primary-x" chart:style-name="ch4" chartooo:axis-type="auto">
            <chartooo:date-scale/>
            <chart:categories table:cell-range-address="'Pivot-Tabelle_Tabelle1_1'.A3:'Pivot-Tabelle_Tabelle1_1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vot-Tabelle_Tabelle1_1'.B3:'Pivot-Tabelle_Tabelle1_1'.B11" chart:label-cell-address="'Pivot-Tabelle_Tabelle1_1'.B2:'Pivot-Tabelle_Tabelle1_1'.B2" chart:class="chart:bar">
            <chart:data-point chart:repeated="9"/>
          </chart:series>
          <chart:series chart:style-name="ch8" chart:values-cell-range-address="'Pivot-Tabelle_Tabelle1_1'.C3:'Pivot-Tabelle_Tabelle1_1'.C11" chart:label-cell-address="'Pivot-Tabelle_Tabelle1_1'.C2:'Pivot-Tabelle_Tabelle1_1'.C2" chart:class="chart:bar">
            <chart:data-point chart:repeated="9"/>
          </chart:series>
          <chart:series chart:style-name="ch9" chart:values-cell-range-address="'Pivot-Tabelle_Tabelle1_1'.D3:'Pivot-Tabelle_Tabelle1_1'.D11" chart:label-cell-address="'Pivot-Tabelle_Tabelle1_1'.D2:'Pivot-Tabelle_Tabelle1_1'.D2" chart:class="chart:bar">
            <chart:data-point chart:repeated="9"/>
          </chart:series>
          <chart:series chart:style-name="ch10" chart:values-cell-range-address="'Pivot-Tabelle_Tabelle1_1'.E3:'Pivot-Tabelle_Tabelle1_1'.E11" chart:label-cell-address="'Pivot-Tabelle_Tabelle1_1'.E2:'Pivot-Tabelle_Tabelle1_1'.E2" chart:class="chart:bar">
            <chart:data-point chart:repeated="9"/>
          </chart:series>
          <chart:series chart:style-name="ch11" chart:values-cell-range-address="'Pivot-Tabelle_Tabelle1_1'.F3:'Pivot-Tabelle_Tabelle1_1'.F11" chart:label-cell-address="'Pivot-Tabelle_Tabelle1_1'.F2:'Pivot-Tabelle_Tabelle1_1'.F2" chart:class="chart:bar">
            <chart:data-point chart:repeated="9"/>
          </chart:series>
          <chart:series chart:style-name="ch12" chart:values-cell-range-address="'Pivot-Tabelle_Tabelle1_1'.G3:'Pivot-Tabelle_Tabelle1_1'.G11" chart:label-cell-address="'Pivot-Tabelle_Tabelle1_1'.G2:'Pivot-Tabelle_Tabelle1_1'.G2" chart:class="chart:bar">
            <chart:data-point chart:repeated="9"/>
          </chart:series>
          <chart:series chart:style-name="ch13" chart:values-cell-range-address="'Pivot-Tabelle_Tabelle1_1'.H3:'Pivot-Tabelle_Tabelle1_1'.H11" chart:label-cell-address="'Pivot-Tabelle_Tabelle1_1'.H2:'Pivot-Tabelle_Tabelle1_1'.H2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DK6_27</text:p>
                <draw:g>
                  <svg:desc>'Pivot-Tabelle_Tabelle1_1'.B2:'Pivot-Tabelle_Tabelle1_1'.B2</svg:desc>
                </draw:g>
              </table:table-cell>
              <table:table-cell office:value-type="string">
                <text:p>JDK6_27_OPT</text:p>
                <draw:g>
                  <svg:desc>'Pivot-Tabelle_Tabelle1_1'.C2:'Pivot-Tabelle_Tabelle1_1'.C2</svg:desc>
                </draw:g>
              </table:table-cell>
              <table:table-cell office:value-type="string">
                <text:p>JDK7_80</text:p>
                <draw:g>
                  <svg:desc>'Pivot-Tabelle_Tabelle1_1'.D2:'Pivot-Tabelle_Tabelle1_1'.D2</svg:desc>
                </draw:g>
              </table:table-cell>
              <table:table-cell office:value-type="string">
                <text:p>OPTIMIZED</text:p>
                <draw:g>
                  <svg:desc>'Pivot-Tabelle_Tabelle1_1'.E2:'Pivot-Tabelle_Tabelle1_1'.E2</svg:desc>
                </draw:g>
              </table:table-cell>
              <table:table-cell office:value-type="string">
                <text:p>RESEARCH</text:p>
                <draw:g>
                  <svg:desc>'Pivot-Tabelle_Tabelle1_1'.F2:'Pivot-Tabelle_Tabelle1_1'.F2</svg:desc>
                </draw:g>
              </table:table-cell>
              <table:table-cell office:value-type="string">
                <text:p>SIMPLE</text:p>
                <draw:g>
                  <svg:desc>'Pivot-Tabelle_Tabelle1_1'.G2:'Pivot-Tabelle_Tabelle1_1'.G2</svg:desc>
                </draw:g>
              </table:table-cell>
              <table:table-cell office:value-type="string">
                <text:p>STRINGSWITCH</text:p>
                <draw:g>
                  <svg:desc>'Pivot-Tabelle_Tabelle1_1'.H2:'Pivot-Tabelle_Tabelle1_1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LS</text:p>
                <draw:g>
                  <svg:desc>'Pivot-Tabelle_Tabelle1_1'.A3:'Pivot-Tabelle_Tabelle1_1'.A11</svg:desc>
                </draw:g>
              </table:table-cell>
              <table:table-cell office:value-type="float" office:value="1279857.570516">
                <text:p>1279857.570516</text:p>
                <draw:g>
                  <svg:desc>'Pivot-Tabelle_Tabelle1_1'.B3:'Pivot-Tabelle_Tabelle1_1'.B11</svg:desc>
                </draw:g>
              </table:table-cell>
              <table:table-cell office:value-type="float" office:value="1135466.662164">
                <text:p>1135466.662164</text:p>
                <draw:g>
                  <svg:desc>'Pivot-Tabelle_Tabelle1_1'.C3:'Pivot-Tabelle_Tabelle1_1'.C11</svg:desc>
                </draw:g>
              </table:table-cell>
              <table:table-cell office:value-type="float" office:value="692355.134581">
                <text:p>692355.134581</text:p>
                <draw:g>
                  <svg:desc>'Pivot-Tabelle_Tabelle1_1'.D3:'Pivot-Tabelle_Tabelle1_1'.D11</svg:desc>
                </draw:g>
              </table:table-cell>
              <table:table-cell office:value-type="float" office:value="1185909.867297">
                <text:p>1185909.867297</text:p>
                <draw:g>
                  <svg:desc>'Pivot-Tabelle_Tabelle1_1'.E3:'Pivot-Tabelle_Tabelle1_1'.E11</svg:desc>
                </draw:g>
              </table:table-cell>
              <table:table-cell office:value-type="float" office:value="1535874.674928">
                <text:p>1535874.674928</text:p>
                <draw:g>
                  <svg:desc>'Pivot-Tabelle_Tabelle1_1'.F3:'Pivot-Tabelle_Tabelle1_1'.F11</svg:desc>
                </draw:g>
              </table:table-cell>
              <table:table-cell office:value-type="float" office:value="4180389.402641">
                <text:p>4180389.402641</text:p>
                <draw:g>
                  <svg:desc>'Pivot-Tabelle_Tabelle1_1'.G3:'Pivot-Tabelle_Tabelle1_1'.G11</svg:desc>
                </draw:g>
              </table:table-cell>
              <table:table-cell office:value-type="float" office:value="2024251.478836">
                <text:p>2024251.478836</text:p>
                <draw:g>
                  <svg:desc>'Pivot-Tabelle_Tabelle1_1'.H3:'Pivot-Tabelle_Tabelle1_1'.H11</svg:desc>
                </draw:g>
              </table:table-cell>
            </table:table-row>
            <table:table-row>
              <table:table-cell office:value-type="string">
                <text:p>FALSE</text:p>
              </table:table-cell>
              <table:table-cell office:value-type="float" office:value="1157751.719922">
                <text:p>1157751.719922</text:p>
              </table:table-cell>
              <table:table-cell office:value-type="float" office:value="801084.806257">
                <text:p>801084.806257</text:p>
              </table:table-cell>
              <table:table-cell office:value-type="float" office:value="5067063.402102">
                <text:p>5067063.402102</text:p>
              </table:table-cell>
              <table:table-cell office:value-type="float" office:value="1782298.528138">
                <text:p>1782298.528138</text:p>
              </table:table-cell>
              <table:table-cell office:value-type="float" office:value="1438755.907602">
                <text:p>1438755.907602</text:p>
              </table:table-cell>
              <table:table-cell office:value-type="float" office:value="5516364.14251">
                <text:p>5516364.14251</text:p>
              </table:table-cell>
              <table:table-cell office:value-type="float" office:value="1912796.315653">
                <text:p>1912796.315653</text:p>
              </table:table-cell>
            </table:table-row>
            <table:table-row>
              <table:table-cell office:value-type="string">
                <text:p>FALSE_SPACE</text:p>
              </table:table-cell>
              <table:table-cell office:value-type="float" office:value="875042.75775">
                <text:p>875042.75775</text:p>
              </table:table-cell>
              <table:table-cell office:value-type="float" office:value="834840.623675">
                <text:p>834840.623675</text:p>
              </table:table-cell>
              <table:table-cell office:value-type="float" office:value="547107.755623">
                <text:p>547107.755623</text:p>
              </table:table-cell>
              <table:table-cell office:value-type="float" office:value="2079163.526945">
                <text:p>2079163.526945</text:p>
              </table:table-cell>
              <table:table-cell office:value-type="float" office:value="3301991.431618">
                <text:p>3301991.431618</text:p>
              </table:table-cell>
              <table:table-cell office:value-type="float" office:value="842692.259908">
                <text:p>842692.259908</text:p>
              </table:table-cell>
              <table:table-cell office:value-type="float" office:value="1255488.010608">
                <text:p>1255488.010608</text:p>
              </table:table-cell>
            </table:table-row>
            <table:table-row>
              <table:table-cell office:value-type="string">
                <text:p>ONE</text:p>
              </table:table-cell>
              <table:table-cell office:value-type="float" office:value="1089335.37128">
                <text:p>1089335.37128</text:p>
              </table:table-cell>
              <table:table-cell office:value-type="float" office:value="1164545.708202">
                <text:p>1164545.708202</text:p>
              </table:table-cell>
              <table:table-cell office:value-type="float" office:value="1182760.686929">
                <text:p>1182760.686929</text:p>
              </table:table-cell>
              <table:table-cell office:value-type="float" office:value="5967202.555692">
                <text:p>5967202.555692</text:p>
              </table:table-cell>
              <table:table-cell office:value-type="float" office:value="6654529.106764">
                <text:p>6654529.106764</text:p>
              </table:table-cell>
              <table:table-cell office:value-type="float" office:value="1788774.834057">
                <text:p>1788774.834057</text:p>
              </table:table-cell>
              <table:table-cell office:value-type="float" office:value="1869994.600724">
                <text:p>1869994.600724</text:p>
              </table:table-cell>
            </table:table-row>
            <table:table-row>
              <table:table-cell office:value-type="string">
                <text:p>ONE_SPACE</text:p>
              </table:table-cell>
              <table:table-cell office:value-type="float" office:value="824784.043691">
                <text:p>824784.043691</text:p>
              </table:table-cell>
              <table:table-cell office:value-type="float" office:value="522449.026">
                <text:p>522449.026</text:p>
              </table:table-cell>
              <table:table-cell office:value-type="float" office:value="733941.638397">
                <text:p>733941.638397</text:p>
              </table:table-cell>
              <table:table-cell office:value-type="float" office:value="530678.816818">
                <text:p>530678.816818</text:p>
              </table:table-cell>
              <table:table-cell office:value-type="float" office:value="647135.861901">
                <text:p>647135.861901</text:p>
              </table:table-cell>
              <table:table-cell office:value-type="float" office:value="592997.923123">
                <text:p>592997.923123</text:p>
              </table:table-cell>
              <table:table-cell office:value-type="float" office:value="978201.857423">
                <text:p>978201.857423</text:p>
              </table:table-cell>
            </table:table-row>
            <table:table-row>
              <table:table-cell office:value-type="string">
                <text:p>TRU</text:p>
              </table:table-cell>
              <table:table-cell office:value-type="float" office:value="1142070.094744">
                <text:p>1142070.094744</text:p>
              </table:table-cell>
              <table:table-cell office:value-type="float" office:value="1147131.483569">
                <text:p>1147131.483569</text:p>
              </table:table-cell>
              <table:table-cell office:value-type="float" office:value="876992.08561">
                <text:p>876992.08561</text:p>
              </table:table-cell>
              <table:table-cell office:value-type="float" office:value="6361810.370263">
                <text:p>6361810.370263</text:p>
              </table:table-cell>
              <table:table-cell office:value-type="float" office:value="3491706.011769">
                <text:p>3491706.011769</text:p>
              </table:table-cell>
              <table:table-cell office:value-type="float" office:value="2030512.745739">
                <text:p>2030512.745739</text:p>
              </table:table-cell>
              <table:table-cell office:value-type="float" office:value="1732396.245102">
                <text:p>1732396.245102</text:p>
              </table:table-cell>
            </table:table-row>
            <table:table-row>
              <table:table-cell office:value-type="string">
                <text:p>TRUE</text:p>
              </table:table-cell>
              <table:table-cell office:value-type="float" office:value="1913313.193195">
                <text:p>1913313.193195</text:p>
              </table:table-cell>
              <table:table-cell office:value-type="float" office:value="1101789.143401">
                <text:p>1101789.143401</text:p>
              </table:table-cell>
              <table:table-cell office:value-type="float" office:value="1023787.440969">
                <text:p>1023787.440969</text:p>
              </table:table-cell>
              <table:table-cell office:value-type="float" office:value="1265618.280756">
                <text:p>1265618.280756</text:p>
              </table:table-cell>
              <table:table-cell office:value-type="float" office:value="8738250.926095">
                <text:p>8738250.926095</text:p>
              </table:table-cell>
              <table:table-cell office:value-type="float" office:value="1839664.478509">
                <text:p>1839664.478509</text:p>
              </table:table-cell>
              <table:table-cell office:value-type="float" office:value="984255.321475">
                <text:p>984255.321475</text:p>
              </table:table-cell>
            </table:table-row>
            <table:table-row>
              <table:table-cell office:value-type="string">
                <text:p>TRUE_SPACE</text:p>
              </table:table-cell>
              <table:table-cell office:value-type="float" office:value="1208610.808903">
                <text:p>1208610.808903</text:p>
              </table:table-cell>
              <table:table-cell office:value-type="float" office:value="844305.012307">
                <text:p>844305.012307</text:p>
              </table:table-cell>
              <table:table-cell office:value-type="float" office:value="597593.612123">
                <text:p>597593.612123</text:p>
              </table:table-cell>
              <table:table-cell office:value-type="float" office:value="534568.083224">
                <text:p>534568.083224</text:p>
              </table:table-cell>
              <table:table-cell office:value-type="float" office:value="3373843.785023">
                <text:p>3373843.785023</text:p>
              </table:table-cell>
              <table:table-cell office:value-type="float" office:value="576407.526494">
                <text:p>576407.526494</text:p>
              </table:table-cell>
              <table:table-cell office:value-type="float" office:value="724913.642583">
                <text:p>724913.642583</text:p>
              </table:table-cell>
            </table:table-row>
            <table:table-row>
              <table:table-cell office:value-type="string">
                <text:p>ZERO</text:p>
              </table:table-cell>
              <table:table-cell office:value-type="float" office:value="1107235.667052">
                <text:p>1107235.667052</text:p>
              </table:table-cell>
              <table:table-cell office:value-type="float" office:value="1316232.235728">
                <text:p>1316232.235728</text:p>
              </table:table-cell>
              <table:table-cell office:value-type="float" office:value="1165014.893226">
                <text:p>1165014.893226</text:p>
              </table:table-cell>
              <table:table-cell office:value-type="float" office:value="3270372.008655">
                <text:p>3270372.008655</text:p>
              </table:table-cell>
              <table:table-cell office:value-type="float" office:value="52394454.755857">
                <text:p>52394454.755857</text:p>
              </table:table-cell>
              <table:table-cell office:value-type="float" office:value="1660442.863189">
                <text:p>1660442.863189</text:p>
              </table:table-cell>
              <table:table-cell office:value-type="float" office:value="1712902.942898">
                <text:p>1712902.9428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